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68.54pt"/>
    </style:style>
    <style:style style:name="co4" style:family="table-column">
      <style:table-column-properties fo:break-before="auto" style:column-width="73.7pt"/>
    </style:style>
    <style:style style:name="co5" style:family="table-column">
      <style:table-column-properties fo:break-before="auto" style:column-width="43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dso_sum_su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DSO perception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attackFree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40.512412674126" calcext:value-type="float">
            <text:p>40.5124126741</text:p>
          </table:table-cell>
          <table:table-cell office:value-type="float" office:value="100" calcext:value-type="float">
            <text:p>100</text:p>
          </table:table-cell>
          <table:table-cell office:value-type="float" office:value="36.8462409534" calcext:value-type="float">
            <text:p>36.846240953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44.264609834331" calcext:value-type="float">
            <text:p>44.2646098343</text:p>
          </table:table-cell>
          <table:table-cell office:value-type="float" office:value="100" calcext:value-type="float">
            <text:p>100</text:p>
          </table:table-cell>
          <table:table-cell office:value-type="float" office:value="40.7342123834" calcext:value-type="float">
            <text:p>40.734212383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38.101484904851" calcext:value-type="float">
            <text:p>38.1014849049</text:p>
          </table:table-cell>
          <table:table-cell office:value-type="float" office:value="100" calcext:value-type="float">
            <text:p>100</text:p>
          </table:table-cell>
          <table:table-cell office:value-type="float" office:value="40.1620460441" calcext:value-type="float">
            <text:p>40.162046044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41.450465303643" calcext:value-type="float">
            <text:p>41.4504653036</text:p>
          </table:table-cell>
          <table:table-cell office:value-type="float" office:value="100" calcext:value-type="float">
            <text:p>100</text:p>
          </table:table-cell>
          <table:table-cell office:value-type="float" office:value="42.8327834808" calcext:value-type="float">
            <text:p>42.83278348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42.10147872808" calcext:value-type="float">
            <text:p>42.1014787281</text:p>
          </table:table-cell>
          <table:table-cell office:value-type="float" office:value="100" calcext:value-type="float">
            <text:p>100</text:p>
          </table:table-cell>
          <table:table-cell office:value-type="float" office:value="39.1553822655" calcext:value-type="float">
            <text:p>39.155382265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43.927498784836" calcext:value-type="float">
            <text:p>43.9274987848</text:p>
          </table:table-cell>
          <table:table-cell office:value-type="float" office:value="100" calcext:value-type="float">
            <text:p>100</text:p>
          </table:table-cell>
          <table:table-cell office:value-type="float" office:value="39.3032794884" calcext:value-type="float">
            <text:p>39.303279488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42.57977884791" calcext:value-type="float">
            <text:p>42.5797788479</text:p>
          </table:table-cell>
          <table:table-cell office:value-type="float" office:value="100" calcext:value-type="float">
            <text:p>100</text:p>
          </table:table-cell>
          <table:table-cell office:value-type="float" office:value="37.8607595868" calcext:value-type="float">
            <text:p>37.860759586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36.58028869147" calcext:value-type="float">
            <text:p>36.5802886915</text:p>
          </table:table-cell>
          <table:table-cell office:value-type="float" office:value="100" calcext:value-type="float">
            <text:p>100</text:p>
          </table:table-cell>
          <table:table-cell office:value-type="float" office:value="42.6075203277" calcext:value-type="float">
            <text:p>42.607520327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39.950540691792" calcext:value-type="float">
            <text:p>39.9505406918</text:p>
          </table:table-cell>
          <table:table-cell office:value-type="float" office:value="100" calcext:value-type="float">
            <text:p>100</text:p>
          </table:table-cell>
          <table:table-cell office:value-type="float" office:value="40.8933474182" calcext:value-type="float">
            <text:p>40.893347418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42.886278243818" calcext:value-type="float">
            <text:p>42.8862782438</text:p>
          </table:table-cell>
          <table:table-cell office:value-type="float" office:value="100" calcext:value-type="float">
            <text:p>100</text:p>
          </table:table-cell>
          <table:table-cell office:value-type="float" office:value="39.0421844925" calcext:value-type="float">
            <text:p>39.042184492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40.529433900291" calcext:value-type="float">
            <text:p>40.5294339003</text:p>
          </table:table-cell>
          <table:table-cell office:value-type="float" office:value="100" calcext:value-type="float">
            <text:p>100</text:p>
          </table:table-cell>
          <table:table-cell office:value-type="float" office:value="38.1414466364" calcext:value-type="float">
            <text:p>38.14144663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39.77747995755" calcext:value-type="float">
            <text:p>39.7774799576</text:p>
          </table:table-cell>
          <table:table-cell office:value-type="float" office:value="100" calcext:value-type="float">
            <text:p>100</text:p>
          </table:table-cell>
          <table:table-cell office:value-type="float" office:value="41.9052951581" calcext:value-type="float">
            <text:p>41.905295158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39.038524393439" calcext:value-type="float">
            <text:p>39.0385243934</text:p>
          </table:table-cell>
          <table:table-cell office:value-type="float" office:value="100" calcext:value-type="float">
            <text:p>100</text:p>
          </table:table-cell>
          <table:table-cell office:value-type="float" office:value="37.1932155176" calcext:value-type="float">
            <text:p>37.193215517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41.839307085294" calcext:value-type="float">
            <text:p>41.8393070853</text:p>
          </table:table-cell>
          <table:table-cell office:value-type="float" office:value="100" calcext:value-type="float">
            <text:p>100</text:p>
          </table:table-cell>
          <table:table-cell office:value-type="float" office:value="40.009889589" calcext:value-type="float">
            <text:p>40.00988958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39.004092093639" calcext:value-type="float">
            <text:p>39.0040920936</text:p>
          </table:table-cell>
          <table:table-cell office:value-type="float" office:value="100" calcext:value-type="float">
            <text:p>100</text:p>
          </table:table-cell>
          <table:table-cell office:value-type="float" office:value="44.6308984187" calcext:value-type="float">
            <text:p>44.630898418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40.717471450941" calcext:value-type="float">
            <text:p>40.7174714509</text:p>
          </table:table-cell>
          <table:table-cell office:value-type="float" office:value="100" calcext:value-type="float">
            <text:p>100</text:p>
          </table:table-cell>
          <table:table-cell office:value-type="float" office:value="41.2275915675" calcext:value-type="float">
            <text:p>41.227591567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42.189723261414" calcext:value-type="float">
            <text:p>42.1897232614</text:p>
          </table:table-cell>
          <table:table-cell office:value-type="float" office:value="100" calcext:value-type="float">
            <text:p>100</text:p>
          </table:table-cell>
          <table:table-cell office:value-type="float" office:value="39.2782739804" calcext:value-type="float">
            <text:p>39.27827398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37.916228222767" calcext:value-type="float">
            <text:p>37.9162282228</text:p>
          </table:table-cell>
          <table:table-cell office:value-type="float" office:value="100" calcext:value-type="float">
            <text:p>100</text:p>
          </table:table-cell>
          <table:table-cell office:value-type="float" office:value="37.2911710784" calcext:value-type="float">
            <text:p>37.291171078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40.436589803409" calcext:value-type="float">
            <text:p>40.4365898034</text:p>
          </table:table-cell>
          <table:table-cell office:value-type="float" office:value="100" calcext:value-type="float">
            <text:p>100</text:p>
          </table:table-cell>
          <table:table-cell office:value-type="float" office:value="39.6527973986" calcext:value-type="float">
            <text:p>39.652797398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892" calcext:value-type="float">
            <text:p>12892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78.712887732017" calcext:value-type="float">
            <text:p>78.712887732</text:p>
          </table:table-cell>
          <table:table-cell office:value-type="float" office:value="100" calcext:value-type="float">
            <text:p>100</text:p>
          </table:table-cell>
          <table:table-cell office:value-type="float" office:value="35.0524798426" calcext:value-type="float">
            <text:p>35.05247984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459" calcext:value-type="float">
            <text:p>13459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28.365943534556" calcext:value-type="float">
            <text:p>28.3659435346</text:p>
          </table:table-cell>
          <table:table-cell office:value-type="float" office:value="100" calcext:value-type="float">
            <text:p>100</text:p>
          </table:table-cell>
          <table:table-cell office:value-type="float" office:value="41.6020926447" calcext:value-type="float">
            <text:p>41.602092644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923" calcext:value-type="float">
            <text:p>13923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31.709936107894" calcext:value-type="float">
            <text:p>31.7099361079</text:p>
          </table:table-cell>
          <table:table-cell office:value-type="float" office:value="100" calcext:value-type="float">
            <text:p>100</text:p>
          </table:table-cell>
          <table:table-cell office:value-type="float" office:value="44.3225657856" calcext:value-type="float">
            <text:p>44.322565785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387" calcext:value-type="float">
            <text:p>14387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33.192406929957" calcext:value-type="float">
            <text:p>33.19240693</text:p>
          </table:table-cell>
          <table:table-cell office:value-type="float" office:value="100" calcext:value-type="float">
            <text:p>100</text:p>
          </table:table-cell>
          <table:table-cell office:value-type="float" office:value="42.3702670377" calcext:value-type="float">
            <text:p>42.370267037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851" calcext:value-type="float">
            <text:p>14851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32.244936843291" calcext:value-type="float">
            <text:p>32.2449368433</text:p>
          </table:table-cell>
          <table:table-cell office:value-type="float" office:value="100" calcext:value-type="float">
            <text:p>100</text:p>
          </table:table-cell>
          <table:table-cell office:value-type="float" office:value="38.5000855627" calcext:value-type="float">
            <text:p>38.500085562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315" calcext:value-type="float">
            <text:p>15315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33.426337208388" calcext:value-type="float">
            <text:p>33.4263372084</text:p>
          </table:table-cell>
          <table:table-cell office:value-type="float" office:value="100" calcext:value-type="float">
            <text:p>100</text:p>
          </table:table-cell>
          <table:table-cell office:value-type="float" office:value="42.2376092431" calcext:value-type="float">
            <text:p>42.237609243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779" calcext:value-type="float">
            <text:p>15779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29.296407381078" calcext:value-type="float">
            <text:p>29.2964073811</text:p>
          </table:table-cell>
          <table:table-cell office:value-type="float" office:value="100" calcext:value-type="float">
            <text:p>100</text:p>
          </table:table-cell>
          <table:table-cell office:value-type="float" office:value="36.3878317266" calcext:value-type="float">
            <text:p>36.387831726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243" calcext:value-type="float">
            <text:p>16243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28.84567044999" calcext:value-type="float">
            <text:p>28.84567045</text:p>
          </table:table-cell>
          <table:table-cell office:value-type="float" office:value="100" calcext:value-type="float">
            <text:p>100</text:p>
          </table:table-cell>
          <table:table-cell office:value-type="float" office:value="43.1510496265" calcext:value-type="float">
            <text:p>43.151049626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707" calcext:value-type="float">
            <text:p>16707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29.044639657409" calcext:value-type="float">
            <text:p>29.0446396574</text:p>
          </table:table-cell>
          <table:table-cell office:value-type="float" office:value="100" calcext:value-type="float">
            <text:p>100</text:p>
          </table:table-cell>
          <table:table-cell office:value-type="float" office:value="38.4972927538" calcext:value-type="float">
            <text:p>38.497292753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171" calcext:value-type="float">
            <text:p>17171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27.207777097584" calcext:value-type="float">
            <text:p>27.2077770976</text:p>
          </table:table-cell>
          <table:table-cell office:value-type="float" office:value="100" calcext:value-type="float">
            <text:p>100</text:p>
          </table:table-cell>
          <table:table-cell office:value-type="float" office:value="38.2796629203" calcext:value-type="float">
            <text:p>38.279662920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653" calcext:value-type="float">
            <text:p>18653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23.374444445727" calcext:value-type="float">
            <text:p>23.3744444457</text:p>
          </table:table-cell>
          <table:table-cell office:value-type="float" office:value="100" calcext:value-type="float">
            <text:p>100</text:p>
          </table:table-cell>
          <table:table-cell office:value-type="float" office:value="40.2189318795" calcext:value-type="float">
            <text:p>40.21893187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119" calcext:value-type="float">
            <text:p>19119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29.355908177367" calcext:value-type="float">
            <text:p>29.3559081774</text:p>
          </table:table-cell>
          <table:table-cell office:value-type="float" office:value="100" calcext:value-type="float">
            <text:p>100</text:p>
          </table:table-cell>
          <table:table-cell office:value-type="float" office:value="36.1636484317" calcext:value-type="float">
            <text:p>36.163648431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583" calcext:value-type="float">
            <text:p>19583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28.495035960049" calcext:value-type="float">
            <text:p>28.49503596</text:p>
          </table:table-cell>
          <table:table-cell office:value-type="float" office:value="100" calcext:value-type="float">
            <text:p>100</text:p>
          </table:table-cell>
          <table:table-cell office:value-type="float" office:value="37.8663007964" calcext:value-type="float">
            <text:p>37.86630079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047" calcext:value-type="float">
            <text:p>20047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29.191474104991" calcext:value-type="float">
            <text:p>29.191474105</text:p>
          </table:table-cell>
          <table:table-cell office:value-type="float" office:value="100" calcext:value-type="float">
            <text:p>100</text:p>
          </table:table-cell>
          <table:table-cell office:value-type="float" office:value="37.3554576653" calcext:value-type="float">
            <text:p>37.355457665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511" calcext:value-type="float">
            <text:p>20511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32.685650759353" calcext:value-type="float">
            <text:p>32.6856507594</text:p>
          </table:table-cell>
          <table:table-cell office:value-type="float" office:value="100" calcext:value-type="float">
            <text:p>100</text:p>
          </table:table-cell>
          <table:table-cell office:value-type="float" office:value="41.4110680257" calcext:value-type="float">
            <text:p>41.411068025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975" calcext:value-type="float">
            <text:p>20975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31.855937137139" calcext:value-type="float">
            <text:p>31.8559371371</text:p>
          </table:table-cell>
          <table:table-cell office:value-type="float" office:value="100" calcext:value-type="float">
            <text:p>100</text:p>
          </table:table-cell>
          <table:table-cell office:value-type="float" office:value="43.9602155156" calcext:value-type="float">
            <text:p>43.960215515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439" calcext:value-type="float">
            <text:p>21439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28.534329590448" calcext:value-type="float">
            <text:p>28.5343295904</text:p>
          </table:table-cell>
          <table:table-cell office:value-type="float" office:value="100" calcext:value-type="float">
            <text:p>100</text:p>
          </table:table-cell>
          <table:table-cell office:value-type="float" office:value="38.3075582626" calcext:value-type="float">
            <text:p>38.30755826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903" calcext:value-type="float">
            <text:p>21903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29.043280535447" calcext:value-type="float">
            <text:p>29.0432805354</text:p>
          </table:table-cell>
          <table:table-cell office:value-type="float" office:value="100" calcext:value-type="float">
            <text:p>100</text:p>
          </table:table-cell>
          <table:table-cell office:value-type="float" office:value="41.5517118416" calcext:value-type="float">
            <text:p>41.55171184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367" calcext:value-type="float">
            <text:p>22367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27.505764455623" calcext:value-type="float">
            <text:p>27.5057644556</text:p>
          </table:table-cell>
          <table:table-cell office:value-type="float" office:value="100" calcext:value-type="float">
            <text:p>100</text:p>
          </table:table-cell>
          <table:table-cell office:value-type="float" office:value="38.4307004042" calcext:value-type="float">
            <text:p>38.43070040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831" calcext:value-type="float">
            <text:p>22831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28.820033154147" calcext:value-type="float">
            <text:p>28.8200331541</text:p>
          </table:table-cell>
          <table:table-cell office:value-type="float" office:value="100" calcext:value-type="float">
            <text:p>100</text:p>
          </table:table-cell>
          <table:table-cell office:value-type="float" office:value="41.6902076409" calcext:value-type="float">
            <text:p>41.69020764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295" calcext:value-type="float">
            <text:p>23295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28.418757469833" calcext:value-type="float">
            <text:p>28.4187574698</text:p>
          </table:table-cell>
          <table:table-cell office:value-type="float" office:value="100" calcext:value-type="float">
            <text:p>100</text:p>
          </table:table-cell>
          <table:table-cell office:value-type="float" office:value="38.2950250612" calcext:value-type="float">
            <text:p>38.295025061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4159" calcext:value-type="float">
            <text:p>24159</text:p>
          </table:table-cell>
          <table:table-cell office:value-type="float" office:value="123.000023248" calcext:value-type="float">
            <text:p>123.000023248</text:p>
          </table:table-cell>
          <table:table-cell office:value-type="float" office:value="30.543140030798" calcext:value-type="float">
            <text:p>30.5431400308</text:p>
          </table:table-cell>
          <table:table-cell office:value-type="float" office:value="100" calcext:value-type="float">
            <text:p>100</text:p>
          </table:table-cell>
          <table:table-cell office:value-type="float" office:value="43.6821729176" calcext:value-type="float">
            <text:p>43.682172917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4840" calcext:value-type="float">
            <text:p>24840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31.956140747085" calcext:value-type="float">
            <text:p>31.9561407471</text:p>
          </table:table-cell>
          <table:table-cell office:value-type="float" office:value="100" calcext:value-type="float">
            <text:p>100</text:p>
          </table:table-cell>
          <table:table-cell office:value-type="float" office:value="40.2566127128" calcext:value-type="float">
            <text:p>40.256612712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304" calcext:value-type="float">
            <text:p>25304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30.572826211367" calcext:value-type="float">
            <text:p>30.5728262114</text:p>
          </table:table-cell>
          <table:table-cell office:value-type="float" office:value="100" calcext:value-type="float">
            <text:p>100</text:p>
          </table:table-cell>
          <table:table-cell office:value-type="float" office:value="42.5763250558" calcext:value-type="float">
            <text:p>42.576325055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768" calcext:value-type="float">
            <text:p>25768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26.65670596828" calcext:value-type="float">
            <text:p>26.6567059683</text:p>
          </table:table-cell>
          <table:table-cell office:value-type="float" office:value="100" calcext:value-type="float">
            <text:p>100</text:p>
          </table:table-cell>
          <table:table-cell office:value-type="float" office:value="38.4731413126" calcext:value-type="float">
            <text:p>38.47314131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232" calcext:value-type="float">
            <text:p>26232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30.434600099519" calcext:value-type="float">
            <text:p>30.4346000995</text:p>
          </table:table-cell>
          <table:table-cell office:value-type="float" office:value="100" calcext:value-type="float">
            <text:p>100</text:p>
          </table:table-cell>
          <table:table-cell office:value-type="float" office:value="40.4451177417" calcext:value-type="float">
            <text:p>40.445117741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696" calcext:value-type="float">
            <text:p>26696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27.758913208712" calcext:value-type="float">
            <text:p>27.7589132087</text:p>
          </table:table-cell>
          <table:table-cell office:value-type="float" office:value="100" calcext:value-type="float">
            <text:p>100</text:p>
          </table:table-cell>
          <table:table-cell office:value-type="float" office:value="41.2038679137" calcext:value-type="float">
            <text:p>41.203867913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160" calcext:value-type="float">
            <text:p>27160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30.994382103315" calcext:value-type="float">
            <text:p>30.9943821033</text:p>
          </table:table-cell>
          <table:table-cell office:value-type="float" office:value="100" calcext:value-type="float">
            <text:p>100</text:p>
          </table:table-cell>
          <table:table-cell office:value-type="float" office:value="39.8055421925" calcext:value-type="float">
            <text:p>39.805542192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624" calcext:value-type="float">
            <text:p>27624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27.070135273323" calcext:value-type="float">
            <text:p>27.0701352733</text:p>
          </table:table-cell>
          <table:table-cell office:value-type="float" office:value="100" calcext:value-type="float">
            <text:p>100</text:p>
          </table:table-cell>
          <table:table-cell office:value-type="float" office:value="46.1621378256" calcext:value-type="float">
            <text:p>46.162137825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088" calcext:value-type="float">
            <text:p>28088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32.095295152179" calcext:value-type="float">
            <text:p>32.0952951522</text:p>
          </table:table-cell>
          <table:table-cell office:value-type="float" office:value="100" calcext:value-type="float">
            <text:p>100</text:p>
          </table:table-cell>
          <table:table-cell office:value-type="float" office:value="42.6650186401" calcext:value-type="float">
            <text:p>42.66501864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552" calcext:value-type="float">
            <text:p>28552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33.299301264893" calcext:value-type="float">
            <text:p>33.2993012649</text:p>
          </table:table-cell>
          <table:table-cell office:value-type="float" office:value="100" calcext:value-type="float">
            <text:p>100</text:p>
          </table:table-cell>
          <table:table-cell office:value-type="float" office:value="41.1805722207" calcext:value-type="float">
            <text:p>41.180572220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016" calcext:value-type="float">
            <text:p>29016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31.659542048383" calcext:value-type="float">
            <text:p>31.6595420484</text:p>
          </table:table-cell>
          <table:table-cell office:value-type="float" office:value="100" calcext:value-type="float">
            <text:p>100</text:p>
          </table:table-cell>
          <table:table-cell office:value-type="float" office:value="42.3197811634" calcext:value-type="float">
            <text:p>42.319781163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480" calcext:value-type="float">
            <text:p>29480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29.641669355042" calcext:value-type="float">
            <text:p>29.641669355</text:p>
          </table:table-cell>
          <table:table-cell office:value-type="float" office:value="100" calcext:value-type="float">
            <text:p>100</text:p>
          </table:table-cell>
          <table:table-cell office:value-type="float" office:value="42.6028021433" calcext:value-type="float">
            <text:p>42.602802143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944" calcext:value-type="float">
            <text:p>29944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27.52706784439" calcext:value-type="float">
            <text:p>27.5270678444</text:p>
          </table:table-cell>
          <table:table-cell office:value-type="float" office:value="100" calcext:value-type="float">
            <text:p>100</text:p>
          </table:table-cell>
          <table:table-cell office:value-type="float" office:value="37.7703314858" calcext:value-type="float">
            <text:p>37.770331485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408" calcext:value-type="float">
            <text:p>30408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29.43640683594" calcext:value-type="float">
            <text:p>29.4364068359</text:p>
          </table:table-cell>
          <table:table-cell office:value-type="float" office:value="100" calcext:value-type="float">
            <text:p>100</text:p>
          </table:table-cell>
          <table:table-cell office:value-type="float" office:value="37.4573709902" calcext:value-type="float">
            <text:p>37.457370990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872" calcext:value-type="float">
            <text:p>30872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26.891628954098" calcext:value-type="float">
            <text:p>26.8916289541</text:p>
          </table:table-cell>
          <table:table-cell office:value-type="float" office:value="100" calcext:value-type="float">
            <text:p>100</text:p>
          </table:table-cell>
          <table:table-cell office:value-type="float" office:value="35.8546034776" calcext:value-type="float">
            <text:p>35.854603477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336" calcext:value-type="float">
            <text:p>31336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26.014975402948" calcext:value-type="float">
            <text:p>26.0149754029</text:p>
          </table:table-cell>
          <table:table-cell office:value-type="float" office:value="100" calcext:value-type="float">
            <text:p>100</text:p>
          </table:table-cell>
          <table:table-cell office:value-type="float" office:value="36.0626497242" calcext:value-type="float">
            <text:p>36.06264972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800" calcext:value-type="float">
            <text:p>31800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30.364727000389" calcext:value-type="float">
            <text:p>30.3647270004</text:p>
          </table:table-cell>
          <table:table-cell office:value-type="float" office:value="100" calcext:value-type="float">
            <text:p>100</text:p>
          </table:table-cell>
          <table:table-cell office:value-type="float" office:value="42.6686478053" calcext:value-type="float">
            <text:p>42.668647805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264" calcext:value-type="float">
            <text:p>32264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31.968584781414" calcext:value-type="float">
            <text:p>31.9685847814</text:p>
          </table:table-cell>
          <table:table-cell office:value-type="float" office:value="100" calcext:value-type="float">
            <text:p>100</text:p>
          </table:table-cell>
          <table:table-cell office:value-type="float" office:value="38.0045697575" calcext:value-type="float">
            <text:p>38.004569757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728" calcext:value-type="float">
            <text:p>32728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32.98965343794" calcext:value-type="float">
            <text:p>32.9896534379</text:p>
          </table:table-cell>
          <table:table-cell office:value-type="float" office:value="100" calcext:value-type="float">
            <text:p>100</text:p>
          </table:table-cell>
          <table:table-cell office:value-type="float" office:value="39.5467908101" calcext:value-type="float">
            <text:p>39.54679081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220" calcext:value-type="float">
            <text:p>34220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31.097211447881" calcext:value-type="float">
            <text:p>31.0972114479</text:p>
          </table:table-cell>
          <table:table-cell office:value-type="float" office:value="100" calcext:value-type="float">
            <text:p>100</text:p>
          </table:table-cell>
          <table:table-cell office:value-type="float" office:value="39.6625063829" calcext:value-type="float">
            <text:p>39.662506382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826" calcext:value-type="float">
            <text:p>34826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30.898907078783" calcext:value-type="float">
            <text:p>30.8989070788</text:p>
          </table:table-cell>
          <table:table-cell office:value-type="float" office:value="100" calcext:value-type="float">
            <text:p>100</text:p>
          </table:table-cell>
          <table:table-cell office:value-type="float" office:value="39.5842356228" calcext:value-type="float">
            <text:p>39.584235622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290" calcext:value-type="float">
            <text:p>35290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30.586381026167" calcext:value-type="float">
            <text:p>30.5863810262</text:p>
          </table:table-cell>
          <table:table-cell office:value-type="float" office:value="100" calcext:value-type="float">
            <text:p>100</text:p>
          </table:table-cell>
          <table:table-cell office:value-type="float" office:value="39.1562126397" calcext:value-type="float">
            <text:p>39.156212639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754" calcext:value-type="float">
            <text:p>35754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32.819954853886" calcext:value-type="float">
            <text:p>32.8199548539</text:p>
          </table:table-cell>
          <table:table-cell office:value-type="float" office:value="100" calcext:value-type="float">
            <text:p>100</text:p>
          </table:table-cell>
          <table:table-cell office:value-type="float" office:value="41.745794563" calcext:value-type="float">
            <text:p>41.7457945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218" calcext:value-type="float">
            <text:p>36218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31.536985462276" calcext:value-type="float">
            <text:p>31.5369854623</text:p>
          </table:table-cell>
          <table:table-cell office:value-type="float" office:value="100" calcext:value-type="float">
            <text:p>100</text:p>
          </table:table-cell>
          <table:table-cell office:value-type="float" office:value="41.3589057491" calcext:value-type="float">
            <text:p>41.358905749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682" calcext:value-type="float">
            <text:p>36682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28.307491305022" calcext:value-type="float">
            <text:p>28.307491305</text:p>
          </table:table-cell>
          <table:table-cell office:value-type="float" office:value="100" calcext:value-type="float">
            <text:p>100</text:p>
          </table:table-cell>
          <table:table-cell office:value-type="float" office:value="36.5609262363" calcext:value-type="float">
            <text:p>36.56092623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146" calcext:value-type="float">
            <text:p>37146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33.70652079376" calcext:value-type="float">
            <text:p>33.7065207938</text:p>
          </table:table-cell>
          <table:table-cell office:value-type="float" office:value="100" calcext:value-type="float">
            <text:p>100</text:p>
          </table:table-cell>
          <table:table-cell office:value-type="float" office:value="41.9552019539" calcext:value-type="float">
            <text:p>41.955201953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610" calcext:value-type="float">
            <text:p>37610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29.128503762285" calcext:value-type="float">
            <text:p>29.1285037623</text:p>
          </table:table-cell>
          <table:table-cell office:value-type="float" office:value="100" calcext:value-type="float">
            <text:p>100</text:p>
          </table:table-cell>
          <table:table-cell office:value-type="float" office:value="39.7878535983" calcext:value-type="float">
            <text:p>39.787853598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074" calcext:value-type="float">
            <text:p>38074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28.962202172262" calcext:value-type="float">
            <text:p>28.9622021723</text:p>
          </table:table-cell>
          <table:table-cell office:value-type="float" office:value="100" calcext:value-type="float">
            <text:p>100</text:p>
          </table:table-cell>
          <table:table-cell office:value-type="float" office:value="35.2870555634" calcext:value-type="float">
            <text:p>35.287055563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538" calcext:value-type="float">
            <text:p>38538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23.590885715265" calcext:value-type="float">
            <text:p>23.5908857153</text:p>
          </table:table-cell>
          <table:table-cell office:value-type="float" office:value="100" calcext:value-type="float">
            <text:p>100</text:p>
          </table:table-cell>
          <table:table-cell office:value-type="float" office:value="30.2478727041" calcext:value-type="float">
            <text:p>30.247872704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002" calcext:value-type="float">
            <text:p>39002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31.972201162584" calcext:value-type="float">
            <text:p>31.9722011626</text:p>
          </table:table-cell>
          <table:table-cell office:value-type="float" office:value="100" calcext:value-type="float">
            <text:p>100</text:p>
          </table:table-cell>
          <table:table-cell office:value-type="float" office:value="40.5521762816" calcext:value-type="float">
            <text:p>40.55217628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466" calcext:value-type="float">
            <text:p>39466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25.682283327482" calcext:value-type="float">
            <text:p>25.6822833275</text:p>
          </table:table-cell>
          <table:table-cell office:value-type="float" office:value="100" calcext:value-type="float">
            <text:p>100</text:p>
          </table:table-cell>
          <table:table-cell office:value-type="float" office:value="39.0063232681" calcext:value-type="float">
            <text:p>39.006323268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930" calcext:value-type="float">
            <text:p>39930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30.568448453703" calcext:value-type="float">
            <text:p>30.5684484537</text:p>
          </table:table-cell>
          <table:table-cell office:value-type="float" office:value="100" calcext:value-type="float">
            <text:p>100</text:p>
          </table:table-cell>
          <table:table-cell office:value-type="float" office:value="37.4121361145" calcext:value-type="float">
            <text:p>37.412136114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394" calcext:value-type="float">
            <text:p>40394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32.138140788923" calcext:value-type="float">
            <text:p>32.1381407889</text:p>
          </table:table-cell>
          <table:table-cell office:value-type="float" office:value="100" calcext:value-type="float">
            <text:p>100</text:p>
          </table:table-cell>
          <table:table-cell office:value-type="float" office:value="37.5055100532" calcext:value-type="float">
            <text:p>37.505510053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858" calcext:value-type="float">
            <text:p>40858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33.126761357484" calcext:value-type="float">
            <text:p>33.1267613575</text:p>
          </table:table-cell>
          <table:table-cell office:value-type="float" office:value="100" calcext:value-type="float">
            <text:p>100</text:p>
          </table:table-cell>
          <table:table-cell office:value-type="float" office:value="41.1440376706" calcext:value-type="float">
            <text:p>41.144037670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322" calcext:value-type="float">
            <text:p>41322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30.533276937069" calcext:value-type="float">
            <text:p>30.5332769371</text:p>
          </table:table-cell>
          <table:table-cell office:value-type="float" office:value="100" calcext:value-type="float">
            <text:p>100</text:p>
          </table:table-cell>
          <table:table-cell office:value-type="float" office:value="38.3064982859" calcext:value-type="float">
            <text:p>38.306498285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786" calcext:value-type="float">
            <text:p>41786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29.087492131007" calcext:value-type="float">
            <text:p>29.087492131</text:p>
          </table:table-cell>
          <table:table-cell office:value-type="float" office:value="100" calcext:value-type="float">
            <text:p>100</text:p>
          </table:table-cell>
          <table:table-cell office:value-type="float" office:value="36.9364975812" calcext:value-type="float">
            <text:p>36.936497581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250" calcext:value-type="float">
            <text:p>42250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32.590876805212" calcext:value-type="float">
            <text:p>32.5908768052</text:p>
          </table:table-cell>
          <table:table-cell office:value-type="float" office:value="100" calcext:value-type="float">
            <text:p>100</text:p>
          </table:table-cell>
          <table:table-cell office:value-type="float" office:value="41.0193917249" calcext:value-type="float">
            <text:p>41.019391724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714" calcext:value-type="float">
            <text:p>42714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30.367985840319" calcext:value-type="float">
            <text:p>30.3679858403</text:p>
          </table:table-cell>
          <table:table-cell office:value-type="float" office:value="100" calcext:value-type="float">
            <text:p>100</text:p>
          </table:table-cell>
          <table:table-cell office:value-type="float" office:value="39.166983756" calcext:value-type="float">
            <text:p>39.16698375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178" calcext:value-type="float">
            <text:p>43178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27.742868300855" calcext:value-type="float">
            <text:p>27.7428683009</text:p>
          </table:table-cell>
          <table:table-cell office:value-type="float" office:value="100" calcext:value-type="float">
            <text:p>100</text:p>
          </table:table-cell>
          <table:table-cell office:value-type="float" office:value="41.4938742624" calcext:value-type="float">
            <text:p>41.493874262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642" calcext:value-type="float">
            <text:p>43642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28.871204001922" calcext:value-type="float">
            <text:p>28.8712040019</text:p>
          </table:table-cell>
          <table:table-cell office:value-type="float" office:value="100" calcext:value-type="float">
            <text:p>100</text:p>
          </table:table-cell>
          <table:table-cell office:value-type="float" office:value="36.9051121908" calcext:value-type="float">
            <text:p>36.90511219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106" calcext:value-type="float">
            <text:p>44106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31.531979681602" calcext:value-type="float">
            <text:p>31.5319796816</text:p>
          </table:table-cell>
          <table:table-cell office:value-type="float" office:value="100" calcext:value-type="float">
            <text:p>100</text:p>
          </table:table-cell>
          <table:table-cell office:value-type="float" office:value="39.0307697232" calcext:value-type="float">
            <text:p>39.030769723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970" calcext:value-type="float">
            <text:p>44970</text:p>
          </table:table-cell>
          <table:table-cell office:value-type="float" office:value="246.000023248" calcext:value-type="float">
            <text:p>246.000023248</text:p>
          </table:table-cell>
          <table:table-cell office:value-type="float" office:value="25.407014742122" calcext:value-type="float">
            <text:p>25.4070147421</text:p>
          </table:table-cell>
          <table:table-cell office:value-type="float" office:value="100" calcext:value-type="float">
            <text:p>100</text:p>
          </table:table-cell>
          <table:table-cell office:value-type="float" office:value="35.377113183" calcext:value-type="float">
            <text:p>35.37711318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651" calcext:value-type="float">
            <text:p>45651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29.967932710627" calcext:value-type="float">
            <text:p>29.9679327106</text:p>
          </table:table-cell>
          <table:table-cell office:value-type="float" office:value="100" calcext:value-type="float">
            <text:p>100</text:p>
          </table:table-cell>
          <table:table-cell office:value-type="float" office:value="41.9468263217" calcext:value-type="float">
            <text:p>41.946826321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115" calcext:value-type="float">
            <text:p>46115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30.191803262514" calcext:value-type="float">
            <text:p>30.1918032625</text:p>
          </table:table-cell>
          <table:table-cell office:value-type="float" office:value="100" calcext:value-type="float">
            <text:p>100</text:p>
          </table:table-cell>
          <table:table-cell office:value-type="float" office:value="36.0096460409" calcext:value-type="float">
            <text:p>36.00964604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579" calcext:value-type="float">
            <text:p>46579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29.938671506169" calcext:value-type="float">
            <text:p>29.9386715062</text:p>
          </table:table-cell>
          <table:table-cell office:value-type="float" office:value="100" calcext:value-type="float">
            <text:p>100</text:p>
          </table:table-cell>
          <table:table-cell office:value-type="float" office:value="39.2194430021" calcext:value-type="float">
            <text:p>39.21944300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7043" calcext:value-type="float">
            <text:p>47043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28.874734837847" calcext:value-type="float">
            <text:p>28.8747348378</text:p>
          </table:table-cell>
          <table:table-cell office:value-type="float" office:value="100" calcext:value-type="float">
            <text:p>100</text:p>
          </table:table-cell>
          <table:table-cell office:value-type="float" office:value="37.6792191909" calcext:value-type="float">
            <text:p>37.67921919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7507" calcext:value-type="float">
            <text:p>47507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28.244197240327" calcext:value-type="float">
            <text:p>28.2441972403</text:p>
          </table:table-cell>
          <table:table-cell office:value-type="float" office:value="100" calcext:value-type="float">
            <text:p>100</text:p>
          </table:table-cell>
          <table:table-cell office:value-type="float" office:value="37.9078258928" calcext:value-type="float">
            <text:p>37.907825892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7971" calcext:value-type="float">
            <text:p>47971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30.800297550018" calcext:value-type="float">
            <text:p>30.80029755</text:p>
          </table:table-cell>
          <table:table-cell office:value-type="float" office:value="100" calcext:value-type="float">
            <text:p>100</text:p>
          </table:table-cell>
          <table:table-cell office:value-type="float" office:value="38.4066359357" calcext:value-type="float">
            <text:p>38.406635935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435" calcext:value-type="float">
            <text:p>48435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28.562979196459" calcext:value-type="float">
            <text:p>28.5629791965</text:p>
          </table:table-cell>
          <table:table-cell office:value-type="float" office:value="100" calcext:value-type="float">
            <text:p>100</text:p>
          </table:table-cell>
          <table:table-cell office:value-type="float" office:value="38.0032135401" calcext:value-type="float">
            <text:p>38.00321354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57" calcext:value-type="float">
            <text:p>49957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30.337014686662" calcext:value-type="float">
            <text:p>30.3370146867</text:p>
          </table:table-cell>
          <table:table-cell office:value-type="float" office:value="100" calcext:value-type="float">
            <text:p>100</text:p>
          </table:table-cell>
          <table:table-cell office:value-type="float" office:value="39.9493571462" calcext:value-type="float">
            <text:p>39.949357146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423" calcext:value-type="float">
            <text:p>50423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30.727378917053" calcext:value-type="float">
            <text:p>30.7273789171</text:p>
          </table:table-cell>
          <table:table-cell office:value-type="float" office:value="100" calcext:value-type="float">
            <text:p>100</text:p>
          </table:table-cell>
          <table:table-cell office:value-type="float" office:value="39.8943705512" calcext:value-type="float">
            <text:p>39.894370551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887" calcext:value-type="float">
            <text:p>50887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28.57242107403" calcext:value-type="float">
            <text:p>28.572421074</text:p>
          </table:table-cell>
          <table:table-cell office:value-type="float" office:value="100" calcext:value-type="float">
            <text:p>100</text:p>
          </table:table-cell>
          <table:table-cell office:value-type="float" office:value="38.0815846803" calcext:value-type="float">
            <text:p>38.081584680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351" calcext:value-type="float">
            <text:p>51351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29.409696120812" calcext:value-type="float">
            <text:p>29.4096961208</text:p>
          </table:table-cell>
          <table:table-cell office:value-type="float" office:value="100" calcext:value-type="float">
            <text:p>100</text:p>
          </table:table-cell>
          <table:table-cell office:value-type="float" office:value="39.7416899031" calcext:value-type="float">
            <text:p>39.741689903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815" calcext:value-type="float">
            <text:p>51815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34.592219747048" calcext:value-type="float">
            <text:p>34.592219747</text:p>
          </table:table-cell>
          <table:table-cell office:value-type="float" office:value="100" calcext:value-type="float">
            <text:p>100</text:p>
          </table:table-cell>
          <table:table-cell office:value-type="float" office:value="42.8897847031" calcext:value-type="float">
            <text:p>42.889784703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279" calcext:value-type="float">
            <text:p>52279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32.765325575325" calcext:value-type="float">
            <text:p>32.7653255753</text:p>
          </table:table-cell>
          <table:table-cell office:value-type="float" office:value="100" calcext:value-type="float">
            <text:p>100</text:p>
          </table:table-cell>
          <table:table-cell office:value-type="float" office:value="40.3147054721" calcext:value-type="float">
            <text:p>40.31470547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743" calcext:value-type="float">
            <text:p>52743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32.374016828131" calcext:value-type="float">
            <text:p>32.3740168281</text:p>
          </table:table-cell>
          <table:table-cell office:value-type="float" office:value="100" calcext:value-type="float">
            <text:p>100</text:p>
          </table:table-cell>
          <table:table-cell office:value-type="float" office:value="37.1422171119" calcext:value-type="float">
            <text:p>37.142217111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207" calcext:value-type="float">
            <text:p>53207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31.91833576541" calcext:value-type="float">
            <text:p>31.9183357654</text:p>
          </table:table-cell>
          <table:table-cell office:value-type="float" office:value="100" calcext:value-type="float">
            <text:p>100</text:p>
          </table:table-cell>
          <table:table-cell office:value-type="float" office:value="37.6919169641" calcext:value-type="float">
            <text:p>37.691916964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671" calcext:value-type="float">
            <text:p>53671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31.16658758244" calcext:value-type="float">
            <text:p>31.1665875824</text:p>
          </table:table-cell>
          <table:table-cell office:value-type="float" office:value="100" calcext:value-type="float">
            <text:p>100</text:p>
          </table:table-cell>
          <table:table-cell office:value-type="float" office:value="42.8033242772" calcext:value-type="float">
            <text:p>42.803324277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135" calcext:value-type="float">
            <text:p>54135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31.086483907378" calcext:value-type="float">
            <text:p>31.0864839074</text:p>
          </table:table-cell>
          <table:table-cell office:value-type="float" office:value="100" calcext:value-type="float">
            <text:p>100</text:p>
          </table:table-cell>
          <table:table-cell office:value-type="float" office:value="42.8061375274" calcext:value-type="float">
            <text:p>42.806137527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599" calcext:value-type="float">
            <text:p>54599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28.847922500655" calcext:value-type="float">
            <text:p>28.8479225007</text:p>
          </table:table-cell>
          <table:table-cell office:value-type="float" office:value="100" calcext:value-type="float">
            <text:p>100</text:p>
          </table:table-cell>
          <table:table-cell office:value-type="float" office:value="38.6600006262" calcext:value-type="float">
            <text:p>38.6600006262</text:p>
          </table:table-cell>
        </table:table-row>
        <table:table-row table:style-name="ro1" table:number-rows-repeated="104847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0:29:19.102182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0:31:07.687279364</dc:date>
    <meta:editing-duration>PT2M28S</meta:editing-duration>
    <meta:editing-cycles>3</meta:editing-cycles>
    <meta:generator>LibreOffice/5.1.6.2$Linux_X86_64 LibreOffice_project/10m0$Build-2</meta:generator>
    <meta:document-statistic meta:table-count="1" meta:cell-count="604" meta:object-count="0"/>
  </office:meta>
</office:document-meta>
</file>